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 style:font-adornments="標準" style:font-family-generic="modern" style:font-pitch="fixed"/>
    <style:font-face style:name="Arial" svg:font-family="Arial" style:font-family-generic="roman" style:font-pitch="variable"/>
    <style:font-face style:name="Arial1" svg:font-family="Arial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標準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3.73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512cm" fo:min-width="4.961cm"/>
      <style:paragraph-properties style:writing-mode="lr-tb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1.528cm" fo:min-width="4.96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528cm" fo:min-width="4.96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274cm" fo:min-width="4.961cm"/>
      <style:paragraph-properties style:writing-mode="lr-tb"/>
    </style:style>
    <style:style style:name="gr6" style:family="graphic" style:parent-style-name="standard">
      <style:graphic-properties draw:stroke="none" draw:fill="none" fo:min-height="0.38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195cm" fo:min-width="1.167cm"/>
    </style:style>
    <style:style style:name="gr8" style:family="graphic" style:parent-style-name="standard">
      <style:graphic-properties draw:fill="none" draw:textarea-vertical-align="middle" draw:auto-grow-height="false" fo:min-height="1.196cm" fo:min-width="0cm"/>
    </style:style>
    <style:style style:name="gr9" style:family="graphic" style:parent-style-name="standard">
      <style:graphic-properties draw:stroke="none" draw:fill="none" fo:min-height="0.512cm"/>
      <style:paragraph-properties style:writing-mode="lr-tb"/>
    </style:style>
    <style:style style:name="gr10" style:family="graphic" style:parent-style-name="standard">
      <style:graphic-properties draw:fill="none" draw:textarea-vertical-align="middle" draw:auto-grow-height="false" fo:min-height="4.566cm" fo:min-width="0cm"/>
    </style:style>
    <style:style style:name="gr11" style:family="graphic" style:parent-style-name="standard">
      <style:graphic-properties draw:fill="none" draw:textarea-vertical-align="middle" draw:auto-grow-height="false" fo:min-height="3.362cm" fo:min-width="0cm"/>
    </style:style>
    <style:style style:name="gr12" style:family="graphic" style:parent-style-name="standard">
      <style:graphic-properties draw:fill="none" draw:textarea-vertical-align="middle" draw:auto-grow-height="false" fo:min-height="1.797cm" fo:min-width="0cm"/>
    </style:style>
    <style:style style:name="gr13" style:family="graphic" style:parent-style-name="standard">
      <style:graphic-properties draw:fill="none" draw:textarea-vertical-align="middle" draw:auto-grow-height="false" fo:min-height="6.01cm" fo:min-width="0cm"/>
    </style:style>
    <style:style style:name="gr14" style:family="graphic" style:parent-style-name="standard">
      <style:graphic-properties draw:stroke="none" draw:fill="none" fo:min-height="0.424cm"/>
      <style:paragraph-properties style:writing-mode="lr-tb"/>
    </style:style>
    <style:style style:name="gr15" style:family="graphic" style:parent-style-name="standard">
      <style:graphic-properties draw:textarea-vertical-align="middle" draw:auto-grow-height="false" fo:min-height="0.893cm" fo:min-width="1.398cm"/>
    </style:style>
    <style:style style:name="gr16" style:family="graphic" style:parent-style-name="standard">
      <style:graphic-properties draw:stroke="none" draw:fill="none" fo:min-height="0cm"/>
      <style:paragraph-properties style:writing-mode="lr-tb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.512cm" fo:min-width="4.96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1.786cm"/>
      <style:paragraph-properties style:writing-mode="lr-tb"/>
    </style:style>
    <style:style style:name="gr19" style:family="graphic" style:parent-style-name="standard">
      <style:graphic-properties draw:fill="none" draw:textarea-vertical-align="middle" draw:auto-grow-height="false" fo:min-height="4.806cm" fo:min-width="0cm"/>
    </style:style>
    <style:style style:name="P1" style:family="paragraph">
      <loext:graphic-properties draw:fill="none" draw:fill-color="#ffffff"/>
      <style:paragraph-properties style:writing-mode="lr-tb"/>
      <style:text-properties style:font-name="Arial2" fo:font-size="12pt" style:font-size-asian="18pt" style:font-size-complex="18pt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style:font-name-asian="Arial2" style:font-size-asian="12pt" style:language-asian="zxx" style:country-asian="none"/>
    </style:style>
    <style:style style:name="P4" style:family="paragraph">
      <loext:graphic-properties draw:fill="solid" draw:fill-color="#ffffff"/>
      <style:paragraph-properties fo:text-align="center" style:writing-mode="lr-tb"/>
      <style:text-properties style:font-name-asian="Arial2" style:font-size-asian="12pt" style:language-asian="zxx" style:country-asian="none"/>
    </style:style>
    <style:style style:name="P5" style:family="paragraph">
      <style:paragraph-properties fo:text-align="center" style:writing-mode="lr-tb"/>
      <style:text-properties style:font-name-asian="Arial2" style:font-size-asian="12pt" style:language-asian="ja" style:country-asian="JP"/>
    </style:style>
    <style:style style:name="P6" style:family="paragraph">
      <loext:graphic-properties draw:fill="solid" draw:fill-color="#ffffff"/>
      <style:paragraph-properties fo:text-align="center" style:writing-mode="lr-tb"/>
      <style:text-properties style:font-name-asian="Arial2" style:font-size-asian="12pt" style:language-asian="ja" style:country-asian="JP"/>
    </style:style>
    <style:style style:name="P7" style:family="paragraph">
      <loext:graphic-properties draw:fill="solid" draw:fill-color="#ffffff"/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style:font-name="Consolas" style:font-size-asian="18pt" style:font-size-complex="18pt"/>
    </style:style>
    <style:style style:name="P13" style:family="paragraph">
      <loext:graphic-properties draw:fill="none"/>
      <style:paragraph-properties style:writing-mode="lr-tb"/>
      <style:text-properties style:font-name="Consolas" style:font-size-asian="18pt" style:font-size-complex="18pt"/>
    </style:style>
    <style:style style:name="T1" style:family="text">
      <style:text-properties style:font-name="Arial2" fo:font-size="12pt" style:font-size-asian="18pt" style:font-size-complex="18pt"/>
    </style:style>
    <style:style style:name="T2" style:family="text">
      <style:text-properties style:font-name-asian="Arial2" style:font-size-asian="12pt" style:language-asian="zxx" style:country-asian="none"/>
    </style:style>
    <style:style style:name="T3" style:family="text">
      <style:text-properties style:font-name-asian="Arial2" style:font-size-asian="12pt" style:language-asian="ja" style:country-asian="JP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232cm" svg:height="0.762cm" svg:x="4.556cm" svg:y="3.103cm">
          <draw:text-box>
            <text:p><text:span text:style-name="T1">JPEG segments</text:span></text:p>
          </draw:text-box>
        </draw:frame>
        <draw:custom-shape draw:style-name="gr2" draw:text-style-name="P2" draw:layer="layout" svg:width="5.461cm" svg:height="0.762cm" svg:x="3.794cm" svg:y="4.119cm">
          <text:p text:style-name="P2">SOI (FFC4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61cm" svg:height="0.762cm" svg:x="3.794cm" svg:y="4.881cm">
          <text:p text:style-name="P2">APP0 (FFE0 = Jfif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61cm" svg:height="0.762cm" svg:x="3.794cm" svg:y="5.643cm">
          <text:p text:style-name="P2">APP1 (FFE1 = Exif)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461cm" svg:height="1.778cm" svg:x="3.794cm" svg:y="6.405cm">
          <text:p text:style-name="P3"><text:span text:style-name="T2">APPn</text:span></text:p>
          <text:p text:style-name="P3"><text:span text:style-name="T2">⁞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461cm" svg:height="1.778cm" svg:x="3.794cm" svg:y="8.183cm">
          <text:p text:style-name="P5"><text:span text:style-name="T3">DQT, DHT, ..</text:span></text:p>
          <text:p text:style-name="P5"><text:span text:style-name="T3">(JPEG metadata)</text:span></text:p>
          <text:p text:style-name="P5"><text:span text:style-name="T3">⁞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461cm" svg:height="1.778cm" svg:x="3.794cm" svg:y="9.961cm">
          <text:p text:style-name="P2">Image data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61cm" svg:height="1.778cm" svg:x="3.794cm" svg:y="9.961cm">
          <text:p text:style-name="P2">Image dat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61cm" svg:height="0.762cm" svg:x="3.794cm" svg:y="11.739cm">
          <text:p text:style-name="P2">EOI (FFD9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61cm" svg:height="0.762cm" svg:x="3.794cm" svg:y="14.97cm">
          <text:p text:style-name="P2">Marker (2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61cm" svg:height="0.762cm" svg:x="3.794cm" svg:y="15.732cm">
          <text:p text:style-name="P2">Length (2)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461cm" svg:height="1.524cm" svg:x="3.794cm" svg:y="16.494cm">
          <text:p text:style-name="P2">Marker dependent data</text:p>
          <text:p text:style-name="P8"><text:span text:style-name="T3">⁞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4.445cm" svg:height="0.725cm" svg:x="4.302cm" svg:y="13.644cm">
          <draw:text-box>
            <text:p><text:span text:style-name="T1">Segment format</text:span></text:p>
          </draw:text-box>
        </draw:frame>
        <draw:custom-shape draw:style-name="gr7" draw:text-style-name="P10" draw:layer="layout" svg:width="1.905cm" svg:height="0.889cm" svg:x="9.636cm" svg:y="5.6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1" draw:layer="layout" svg:width="0.254cm" svg:height="1.524cm" svg:x="9.509cm" svg:y="14.9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9" draw:layer="layout" svg:width="3.556cm" svg:height="0.762cm" svg:x="9.89cm" svg:y="15.351cm">
          <draw:text-box>
            <text:p><text:span text:style-name="T1">JPEG header</text:span></text:p>
          </draw:text-box>
        </draw:frame>
        <draw:custom-shape draw:style-name="gr10" draw:text-style-name="P11" draw:layer="layout" svg:width="0.254cm" svg:height="5.08cm" svg:x="3.159cm" svg:y="4.881cm">
          <text:p/>
          <draw:enhanced-geometry svg:viewBox="0 0 21600 21600" draw:glue-points="0 0 0 21600 21600 10800" draw:text-areas="0 ?f9 7800 ?f10" draw:mirror-horizontal="tru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13" draw:layer="layout" svg:width="4.445cm" svg:height="0.674cm" svg:x="4.81cm" svg:y="14.279cm">
          <draw:text-box>
            <text:p text:style-name="P12"><text:span text:style-name="T4">jpeg.JpegSegment</text:span></text:p>
          </draw:text-box>
        </draw:frame>
        <draw:frame draw:style-name="gr6" draw:text-style-name="P13" draw:layer="layout" svg:width="4.445cm" svg:height="0.674cm" draw:transform="rotate (1.56137154883413) translate (2.334cm 9.704cm)">
          <draw:text-box>
            <text:p text:style-name="P12"><text:span text:style-name="T4">jpeg.JpegStruct</text:span></text:p>
          </draw:text-box>
        </draw:frame>
        <draw:custom-shape draw:style-name="gr2" draw:text-style-name="P2" draw:layer="layout" svg:width="5.461cm" svg:height="0.762cm" svg:x="11.922cm" svg:y="5.699cm">
          <text:p text:style-name="P2">Exif ID (6) ‘Exif\0\0’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61cm" svg:height="0.762cm" svg:x="11.922cm" svg:y="6.461cm">
          <text:p text:style-name="P2">Byteorder (2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61cm" svg:height="0.762cm" svg:x="11.922cm" svg:y="7.985cm">
          <text:p text:style-name="P2">Offset (4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61cm" svg:height="0.762cm" svg:x="11.922cm" svg:y="8.747cm">
          <text:p text:style-name="P2">IFD counts (2)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461cm" svg:height="1.778cm" svg:x="11.922cm" svg:y="9.509cm">
          <text:p text:style-name="P3"><text:span text:style-name="T2">IDFs</text:span></text:p>
          <text:p text:style-name="P3"><text:span text:style-name="T2">(12×counts)</text:span></text:p>
          <text:p text:style-name="P3"><text:span text:style-name="T2">⁞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461cm" svg:height="1.778cm" svg:x="11.922cm" svg:y="11.287cm">
          <text:p text:style-name="P3"><text:span text:style-name="T2">IDF data</text:span></text:p>
          <text:p text:style-name="P3"><text:span text:style-name="T2">(variable)</text:span></text:p>
          <text:p text:style-name="P3"><text:span text:style-name="T2">⁞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254cm" svg:height="3.81cm" svg:x="17.637cm" svg:y="5.69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9" draw:layer="layout" svg:width="2.667cm" svg:height="0.762cm" svg:x="18.018cm" svg:y="7.223cm">
          <draw:text-box>
            <text:p><text:span text:style-name="T1">Exif header</text:span></text:p>
          </draw:text-box>
        </draw:frame>
        <draw:custom-shape draw:style-name="gr2" draw:text-style-name="P2" draw:layer="layout" svg:width="5.461cm" svg:height="0.762cm" svg:x="11.922cm" svg:y="7.223cm">
          <text:p text:style-name="P2">002A (2)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254cm" svg:height="2.159cm" svg:x="11.152cm" svg:y="6.588cm">
          <text:p/>
          <draw:enhanced-geometry svg:viewBox="0 0 21600 21600" draw:glue-points="0 0 0 21600 21600 10800" draw:text-areas="0 ?f9 7800 ?f10" draw:mirror-horizontal="tru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9" draw:layer="layout" svg:width="3.556cm" svg:height="0.762cm" draw:transform="rotate (1.58650429006285) translate (10.454cm 9.128cm)">
          <draw:text-box>
            <text:p><text:span text:style-name="T1">TIFF header</text:span></text:p>
          </draw:text-box>
        </draw:frame>
        <draw:custom-shape draw:style-name="gr13" draw:text-style-name="P11" draw:layer="layout" svg:width="0.254cm" svg:height="6.604cm" svg:x="11.414cm" svg:y="6.461cm">
          <text:p/>
          <draw:enhanced-geometry svg:viewBox="0 0 21600 21600" draw:glue-points="0 0 0 21600 21600 10800" draw:text-areas="0 ?f9 7800 ?f10" draw:mirror-horizontal="tru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13" draw:layer="layout" svg:width="2.92cm" svg:height="0.674cm" draw:transform="rotate (1.56137154883413) translate (10.586cm 11.916cm)">
          <draw:text-box>
            <text:p text:style-name="P12"><text:span text:style-name="T4">Exif.Exif</text:span></text:p>
          </draw:text-box>
        </draw:frame>
        <draw:custom-shape draw:style-name="gr7" draw:text-style-name="P10" draw:layer="layout" svg:width="1.905cm" svg:height="0.889cm" svg:x="17.637cm" svg:y="10.0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5.461cm" svg:height="0.762cm" svg:x="19.796cm" svg:y="10.017cm">
          <text:p text:style-name="P2">Tag (2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61cm" svg:height="0.762cm" svg:x="19.796cm" svg:y="11.541cm">
          <text:p text:style-name="P2">Count (4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61cm" svg:height="0.762cm" svg:x="19.796cm" svg:y="10.779cm">
          <text:p text:style-name="P2">Type (2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61cm" svg:height="0.762cm" svg:x="19.796cm" svg:y="12.303cm">
          <text:p text:style-name="P2">Offset (4)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232cm" svg:height="0.762cm" svg:x="12.557cm" svg:y="4.556cm">
          <draw:text-box>
            <text:p><text:span text:style-name="T1">Exif (APP1) data</text:span></text:p>
          </draw:text-box>
        </draw:frame>
        <draw:custom-shape draw:style-name="gr15" draw:text-style-name="P10" draw:layer="layout" svg:width="1.898cm" svg:height="1.143cm" draw:transform="rotate (-1.54618718434178) translate (19.495cm 12.43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6" draw:text-style-name="P13" draw:layer="layout" svg:width="9.398cm" svg:height="0.674cm" svg:x="19.302cm" svg:y="13.661cm">
          <draw:text-box>
            <text:p text:style-name="P12"><text:span text:style-name="T4">Offset + count * byte_unit (from Type)</text:span></text:p>
          </draw:text-box>
        </draw:frame>
        <draw:custom-shape draw:style-name="gr17" draw:text-style-name="P7" draw:layer="layout" svg:width="5.461cm" svg:height="0.762cm" svg:x="16.875cm" svg:y="14.716cm">
          <text:p text:style-name="P2">Tag data</text:p>
          <draw:enhanced-geometry svg:viewBox="0 0 21600 21600" draw:type="rectangle" draw:enhanced-path="M 0 0 L 21600 0 21600 21600 0 21600 0 0 Z N"/>
        </draw:custom-shape>
        <draw:frame draw:style-name="gr18" draw:text-style-name="P1" draw:layer="layout" svg:width="2.286cm" svg:height="0.762cm" svg:x="21.32cm" svg:y="9.255cm">
          <draw:text-box>
            <text:p><text:span text:style-name="T1">IFD data</text:span></text:p>
          </draw:text-box>
        </draw:frame>
        <draw:custom-shape draw:style-name="gr19" draw:text-style-name="P11" draw:layer="layout" svg:width="0.254cm" svg:height="5.334cm" svg:x="25.638cm" svg:y="10.01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13" draw:layer="layout" svg:width="2.161cm" svg:height="0.674cm" draw:transform="rotate (1.59400920584642) translate (25.98cm 13.446cm)">
          <draw:text-box>
            <text:p text:style-name="P12"><text:span text:style-name="T4">ifd.Ifd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 style:font-adornments="標準" style:font-family-generic="modern" style:font-pitch="fixed"/>
    <style:font-face style:name="Arial" svg:font-family="Arial" style:font-family-generic="roman" style:font-pitch="variable"/>
    <style:font-face style:name="Arial1" svg:font-family="Arial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標準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シェイプ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標準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4.7.2$Windows_X86_64 LibreOffice_project/639b8ac485750d5696d7590a72ef1b496725cfb5</meta:generator>
    <dc:date>2022-02-22T10:31:18.435000000</dc:date>
    <meta:editing-duration>PT11M</meta:editing-duration>
    <meta:editing-cycles>3</meta:editing-cycles>
    <meta:document-statistic meta:object-count="44"/>
  </office:meta>
</office:document-meta>
</file>